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_Offenses_On_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_Offenses_On_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On 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277">
            <text:p>1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983">
            <text:p>49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ichmond Office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oanoke Office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5">
            <text:p>8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0306">
            <text:p>430306</text:p>
          </table:table-cell>
          <table:table-cell table:style-name="ce21" office:value-type="string">
            <text:p>Cayce Reilly School of Massotherap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46">
            <text:p>10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34">
            <text:p>4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2">
            <text:p>10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759">
            <text:p>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757">
            <text:p>7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916">
            <text:p>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8">
            <text:p>5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5">
            <text:p>4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447">
            <text:p>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254">
            <text:p>5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343">
            <text:p>3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24">
            <text:p>10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8122">
            <text:p>458122</text:p>
          </table:table-cell>
          <table:table-cell table:style-name="ce21" office:value-type="string">
            <text:p>Institute of Advanced Medical Esthetic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5">
            <text:p>7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5">
            <text:p>12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6">
            <text:p>8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9602">
            <text:p>459602</text:p>
          </table:table-cell>
          <table:table-cell table:style-name="ce21" office:value-type="string">
            <text:p>ITT Technical Institute-Sale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6">
            <text:p>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629">
            <text:p>12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629">
            <text:p>12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629">
            <text:p>12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32">
            <text:p>10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7005">
            <text:p>70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7005">
            <text:p>70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7005">
            <text:p>70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72">
            <text:p>35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64">
            <text:p>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4">
            <text:p>34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78">
            <text:p>5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64">
            <text:p>6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89">
            <text:p>3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56">
            <text:p>1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56">
            <text:p>1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95">
            <text:p>449995</text:p>
          </table:table-cell>
          <table:table-cell table:style-name="ce21" office:value-type="string">
            <text:p>Paul Mitchell the School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ul Mitchell The School Tysons Corner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1">
            <text:p>55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57">
            <text:p>37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757">
            <text:p>37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17">
            <text:p>52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87">
            <text:p>15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66">
            <text:p>5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79">
            <text:p>3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7">
            <text:p>7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353">
            <text:p>63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5">
            <text:p>3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5">
            <text:p>13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bridge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redericksburg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exandria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udoun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ssas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nrico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hesterfield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esapeake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ewport News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Virginia Beach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251">
            <text:p>2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90">
            <text:p>1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86">
            <text:p>110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ortsmouth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3">
            <text:p>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5203">
            <text:p>5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692">
            <text:p>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69">
            <text:p>15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The Institute for Advanced Learning and Research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78">
            <text:p>87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523">
            <text:p>5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6">
            <text:p>2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4068">
            <text:p>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_Offenses_On_campus" style:display-name="PageStyle_Criminal_Offenses_On_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